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23" style:display-name="123" style:family="table" style:master-page-name="Standard">
      <style:table-properties style:width="16.817cm" fo:margin-left="-0.127cm" fo:margin-right="-0.189cm" style:page-number="auto" table:align="margins" style:writing-mode="lr-tb"/>
    </style:style>
    <style:style style:name="_31_23.A" style:display-name="123.A" style:family="table-column">
      <style:table-column-properties style:column-width="8.391cm" style:rel-column-width="32698*"/>
    </style:style>
    <style:style style:name="_31_23.B" style:display-name="123.B" style:family="table-column">
      <style:table-column-properties style:column-width="8.426cm" style:rel-column-width="32837*"/>
    </style:style>
    <style:style style:name="_31_23.1" style:display-name="123.1" style:family="table-row">
      <style:table-row-properties style:keep-together="true" fo:keep-together="auto"/>
    </style:style>
    <style:style style:name="_31_23.A1" style:display-name="123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_31_23.B1" style:display-name="123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_31_23.A2" style:display-name="12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_31_23.B2" style:display-name="123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123" table:style-name="_31_23">
        <table:table-column table:style-name="_31_23.A"/>
        <table:table-column table:style-name="_31_23.B"/>
        <table:table-row table:style-name="_31_23.1">
          <table:table-cell table:style-name="_31_23.A1" office:value-type="string">
            <text:p text:style-name="P1">##band=Band1 Col1</text:p>
          </table:table-cell>
          <table:table-cell table:style-name="_31_23.B1" office:value-type="string">
            <text:p text:style-name="P1">Col2</text:p>
          </table:table-cell>
        </table:table-row>
        <table:table-row table:style-name="_31_23.1">
          <table:table-cell table:style-name="_31_23.A2" office:value-type="string">
            <text:p text:style-name="P1">${col1}</text:p>
          </table:table-cell>
          <table:table-cell table:style-name="_31_23.B2" office:value-type="string">
            <text:p text:style-name="P2">${col2}</text:p>
          </table:table-cell>
        </table:table-row>
      </table:table>
      <text:p text:style-name="Standard"/>
      <text:p text:style-name="P1">${Root.param1}</text:p>
      <text:p text:style-name="P3">${Footer.FooterChild.nestedData}</text:p>
      <text:p text:style-name="P3">${FooterChild.nestedData}</text:p>
      <text:p text:style-name="P1">${Root.image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ru" fo:country="RU" style:letter-kerning="true" style:font-name-asian="Droid Sans Fallback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${Root.param1}</text:p>
        <text:p text:style-name="MP1">${Root.param2}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gtyarjov</meta:initial-creator>
    <meta:creation-date>2013-03-29T14:08:00</meta:creation-date>
    <dc:date>2013-10-28T09:20:00.28</dc:date>
    <meta:editing-cycles>15</meta:editing-cycles>
    <meta:editing-duration>PT3M35S</meta:editing-duration>
    <meta:generator>OpenOffice.org/3.3$Win32 OpenOffice.org_project/330m20$Build-9567</meta:generator>
    <meta:document-statistic meta:table-count="1" meta:image-count="0" meta:object-count="0" meta:page-count="2" meta:paragraph-count="10" meta:word-count="11" meta:character-count="1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